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“Guia sobre fotografia”</text:p>
      <text:p text:style-name="P4"/>
      <text:p text:style-name="P4">Foz do Iguaçu</text:p>
      <text:p text:style-name="P3"/>
      <text:p text:style-name="P3"/>
      <text:p text:style-name="P3"/>
      <text:p text:style-name="P3"/>
      <text:p text:style-name="P3"/>
      <text:p text:style-name="P3"/>
      <text:p text:style-name="P2">Informações obtidas na internet</text:p>
      <text:p text:style-name="P2"/>
      <text:p text:style-name="P2">Podendo ser copiadas e distribuídas gratuitament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Você não fotografa com sua máquina.</text:p>
      <text:p text:style-name="P5">Você fotografa com toda sua <text:span text:style-name="T1">cultura</text:span>.</text:p>
      <text:p text:style-name="P5"/>
      <text:p text:style-name="P5">Sebastião Salg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lcao </meta:initial-creator>
    <meta:creation-date>2012-03-06T16:56:32</meta:creation-date>
    <dc:date>2014-02-07T11:32:40</dc:date>
    <meta:editing-duration>PT12H16M55S</meta:editing-duration>
    <meta:editing-cycles>88</meta:editing-cycles>
    <meta:generator>LibreOffice/3.5$Linux_X86_64 LibreOffice_project/165a79a-7059095-e13bb37-fef39a4-9503d18</meta:generator>
    <dc:creator>falcao </dc:creator>
    <meta:document-statistic meta:table-count="0" meta:image-count="0" meta:object-count="0" meta:page-count="1" meta:paragraph-count="7" meta:word-count="30" meta:character-count="204" meta:non-whitespace-character-count="181"/>
  </office:meta>
</office:document-meta>
</file>